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center" style:justify-single-word="false"/>
      <style:text-properties fo:color="#6666ff" fo:font-size="12pt" officeooo:rsid="0015eafa" officeooo:paragraph-rsid="0015eafa" style:font-size-asian="12pt" style:font-size-complex="12pt"/>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16pt" fo:language="en" fo:country="US" officeooo:rsid="0012116d" officeooo:paragraph-rsid="0012116d" style:font-size-asian="16pt" style:font-size-complex="16pt"/>
    </style:style>
    <style:style style:name="P4" style:family="paragraph" style:parent-style-name="Standard">
      <style:text-properties fo:font-size="16pt" fo:language="en" fo:country="US" officeooo:rsid="0012116d" officeooo:paragraph-rsid="0012116d" style:font-size-asian="14pt" style:font-size-complex="16pt"/>
    </style:style>
    <style:style style:name="P5"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fo:font-size="14pt" fo:language="en" fo:country="US" officeooo:rsid="0012116d" officeooo:paragraph-rsid="0012116d" style:font-size-asian="12.25pt" style:font-size-complex="14pt"/>
    </style:style>
    <style:style style:name="P6"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officeooo:rsid="00142c27" officeooo:paragraph-rsid="00142c27" style:font-size-asian="12.25pt" style:font-size-complex="14pt"/>
    </style:style>
    <style:style style:name="P7"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officeooo:rsid="0024dfd3" officeooo:paragraph-rsid="0024dfd3" style:font-size-asian="12.25pt" style:font-size-complex="14pt"/>
    </style:style>
    <style:style style:name="P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officeooo:rsid="0025bd32" officeooo:paragraph-rsid="0025bd32" style:font-size-asian="12.25pt" style:font-size-complex="14pt"/>
    </style:style>
    <style:style style:name="P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officeooo:rsid="0026ae28" officeooo:paragraph-rsid="0026ae28" style:font-size-asian="12.25pt" style:font-size-complex="14pt"/>
    </style:style>
    <style:style style:name="P10"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officeooo:rsid="0026e47b" officeooo:paragraph-rsid="0026e47b" style:font-size-asian="12.25pt" style:font-size-complex="14pt"/>
    </style:style>
    <style:style style:name="P11"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officeooo:rsid="00299dc0" officeooo:paragraph-rsid="00299dc0" style:font-size-asian="12.25pt" style:font-size-complex="14pt"/>
    </style:style>
    <style:style style:name="P12"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bold" officeooo:rsid="0024dfd3" officeooo:paragraph-rsid="002b56c8" style:font-size-asian="12.25pt" style:font-weight-asian="bold" style:font-size-complex="14pt" style:font-weight-complex="bold"/>
    </style:style>
    <style:style style:name="P13"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bold" officeooo:rsid="002d65dd" officeooo:paragraph-rsid="002d65dd" style:font-size-asian="12.25pt" style:font-weight-asian="bold" style:font-size-complex="14pt" style:font-weight-complex="bold"/>
    </style:style>
    <style:style style:name="P14"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bold" officeooo:rsid="002d65dd" officeooo:paragraph-rsid="002eea18" style:font-size-asian="12.25pt" style:font-weight-asian="bold" style:font-size-complex="14pt" style:font-weight-complex="bold"/>
    </style:style>
    <style:style style:name="P15"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bold" officeooo:rsid="002d65dd" officeooo:paragraph-rsid="0031e19b" style:font-size-asian="12.25pt" style:font-weight-asian="bold" style:font-size-complex="14pt" style:font-weight-complex="bold"/>
    </style:style>
    <style:style style:name="P16"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bold" officeooo:rsid="002d65dd" officeooo:paragraph-rsid="0032cea7" style:font-size-asian="12.25pt" style:font-weight-asian="bold" style:font-size-complex="14pt" style:font-weight-complex="bold"/>
    </style:style>
    <style:style style:name="P17"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normal" officeooo:rsid="002d65dd" officeooo:paragraph-rsid="002d65dd" style:font-size-asian="12.25pt" style:font-weight-asian="normal" style:font-size-complex="14pt" style:font-weight-complex="normal"/>
    </style:style>
    <style:style style:name="P1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normal" officeooo:rsid="002eea18" officeooo:paragraph-rsid="002eea18" style:font-size-asian="12.25pt" style:font-weight-asian="normal" style:font-size-complex="14pt" style:font-weight-complex="normal"/>
    </style:style>
    <style:style style:name="P1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normal" officeooo:rsid="0031e19b" officeooo:paragraph-rsid="0031e19b" style:font-size-asian="12.25pt" style:font-weight-asian="normal" style:font-size-complex="14pt" style:font-weight-complex="normal"/>
    </style:style>
    <style:style style:name="P20"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normal" officeooo:rsid="0032cea7" officeooo:paragraph-rsid="0032cea7" style:font-size-asian="12.25pt" style:font-weight-asian="normal" style:font-size-complex="14pt" style:font-weight-complex="normal"/>
    </style:style>
    <style:style style:name="P21"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normal" officeooo:rsid="0035859c" officeooo:paragraph-rsid="0035859c" style:font-size-asian="12.25pt" style:font-weight-asian="normal" style:font-size-complex="14pt" style:font-weight-complex="normal"/>
    </style:style>
    <style:style style:name="P22"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size="16pt" fo:language="en" fo:country="US" officeooo:rsid="00238b33" officeooo:paragraph-rsid="00238b33" style:font-size-asian="16pt" style:font-size-complex="16pt"/>
    </style:style>
    <style:style style:name="P23"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size="16pt" fo:language="en" fo:country="US" officeooo:rsid="00238b33" officeooo:paragraph-rsid="002b56c8" style:font-size-asian="16pt" style:font-size-complex="16pt"/>
    </style:style>
    <style:style style:name="P24"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color="#00ccff" fo:font-size="14pt" fo:language="en" fo:country="US" fo:font-weight="bold" officeooo:rsid="002d65dd" officeooo:paragraph-rsid="0031e19b" style:font-size-asian="12.25pt" style:font-weight-asian="bold" style:font-size-complex="14pt" style:font-weight-complex="bold"/>
    </style:style>
    <style:style style:name="P25" style:family="paragraph" style:parent-style-name="Standard">
      <loext:graphic-properties draw:fill="none"/>
      <style:paragraph-properties fo:margin-left="0in" fo:margin-right="0in" fo:text-align="center" style:justify-single-word="false" fo:text-indent="0.5in" style:auto-text-indent="false" fo:break-before="page" fo:background-color="transparent"/>
      <style:text-properties fo:font-size="16pt" fo:language="en" fo:country="US" officeooo:rsid="00238b33" officeooo:paragraph-rsid="00238b33" style:font-size-asian="16pt" style:font-size-complex="16pt"/>
    </style:style>
    <style:style style:name="P26" style:family="paragraph" style:parent-style-name="Standard">
      <loext:graphic-properties draw:fill="none"/>
      <style:paragraph-properties fo:margin-left="0in" fo:margin-right="0in" fo:text-align="center" style:justify-single-word="false" fo:text-indent="0.5in" style:auto-text-indent="false" fo:break-before="page" fo:background-color="transparent"/>
      <style:text-properties fo:font-size="16pt" fo:language="en" fo:country="US" officeooo:rsid="00238b33" officeooo:paragraph-rsid="002b56c8" style:font-size-asian="16pt" style:font-size-complex="16pt"/>
    </style:style>
    <style:style style:name="P27" style:family="paragraph">
      <style:paragraph-properties fo:margin-left="0in" fo:margin-right="0in" fo:text-align="justify" fo:text-indent="0.5in"/>
    </style:style>
    <style:style style:name="P28" style:family="paragraph">
      <loext:graphic-properties draw:fill="solid" draw:fill-color="#eeeeee"/>
      <style:paragraph-properties fo:margin-left="0in" fo:margin-right="0in" fo:text-align="justify" fo:text-indent="0.5in"/>
      <style:text-properties fo:font-size="14pt" fo:language="en" fo:country="US" style:font-size-asian="14pt" style:font-size-complex="14pt"/>
    </style:style>
    <style:style style:name="T1" style:family="text">
      <style:text-properties officeooo:rsid="001f458e"/>
    </style:style>
    <style:style style:name="T2" style:family="text">
      <style:text-properties officeooo:rsid="0013d285"/>
    </style:style>
    <style:style style:name="T3" style:family="text">
      <style:text-properties style:text-position="sub 58%"/>
    </style:style>
    <style:style style:name="T4" style:family="text">
      <style:text-properties fo:color="#000000"/>
    </style:style>
    <style:style style:name="T5" style:family="text">
      <style:text-properties fo:font-weight="bold" officeooo:rsid="002d65dd" style:font-weight-asian="bold" style:font-weight-complex="bold"/>
    </style:style>
    <style:style style:name="T6" style:family="text">
      <style:text-properties fo:color="#9900ff" fo:font-weight="bold" fo:background-color="transparent" loext:char-shading-value="0" style:font-weight-asian="bold" style:font-weight-complex="bold" loext:padding="0in" loext:border="none" loext:shadow="none"/>
    </style:style>
    <style:style style:name="T7" style:family="text">
      <style:text-properties fo:color="#9900ff" fo:font-weight="bold" officeooo:rsid="0024dfd3" fo:background-color="transparent" loext:char-shading-value="0" style:font-weight-asian="bold" style:font-weight-complex="bold" loext:padding="0in" loext:border="none" loext:shadow="none"/>
    </style:style>
    <style:style style:name="T8" style:family="text">
      <style:text-properties officeooo:rsid="002b56c8"/>
    </style:style>
    <style:style style:name="T9" style:family="text">
      <style:text-properties officeooo:rsid="002c6e3b"/>
    </style:style>
    <style:style style:name="T10" style:family="text">
      <style:text-properties fo:color="#00ccff"/>
    </style:style>
    <style:style style:name="T11" style:family="text">
      <style:text-properties fo:color="#00ccff" officeooo:rsid="0038e4bc"/>
    </style:style>
    <style:style style:name="T12" style:family="text">
      <style:text-properties officeooo:rsid="0030530b"/>
    </style:style>
    <style:style style:name="T13" style:family="text">
      <style:text-properties officeooo:rsid="00323a3a"/>
    </style:style>
    <style:style style:name="T14" style:family="text">
      <style:text-properties officeooo:rsid="00348c7f"/>
    </style:style>
    <style:style style:name="T15" style:family="text">
      <style:text-properties fo:color="#00ccff" fo:font-size="14pt" fo:language="en" fo:country="US" style:font-size-asian="14pt" style:font-size-complex="14pt"/>
    </style:style>
    <style:style style:name="T16" style:family="text">
      <style:text-properties fo:font-size="14pt" fo:language="en" fo:country="US" style:font-size-asian="14pt" style:font-size-complex="14pt"/>
    </style:style>
    <style:style style:name="gr1" style:family="graphic">
      <style:graphic-properties draw:stroke="solid" svg:stroke-color="#000000" draw:fill="solid" draw:fill-color="#eeeeee" fo:min-height="1.129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eeeeee" fo:min-height="1.5382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Introduction</text:p>
      <text:p text:style-name="P4"/>
      <text:p text:style-name="P5">This document describes interface of <text:span text:style-name="T2">the</text:span> simple frames and units – based game engine which allows user to know only positions and images to draw graphics part of game. We try make this API maximally programming language independent and abstract to allow implement it in any one.</text:p>
      <text:p text:style-name="P6">This API doesn’t describe what kind of game it should be, and how it should be implemented, it describes only way to connect graphical part of game with its engine.</text:p>
      <text:p text:style-name="P25">2. Data types description</text:p>
      <text:p text:style-name="P22"/>
      <text:p text:style-name="P7">GameAPI uses some data types which could be implemented in different ways in different languages. Some of these types can be native types for some languages.</text:p>
      <text:p text:style-name="P7"/>
      <text:p text:style-name="P7"><text:span text:style-name="T6">Coordinates</text:span> – it’s data structure which represents some rectangle unit position and size. It must have at least 4 numeric values which represents two points: bottom left angle (x<text:span text:style-name="T3">1</text:span>,y<text:span text:style-name="T3">1</text:span>) and top right angle (x<text:span text:style-name="T3">2</text:span>,y<text:span text:style-name="T3">2</text:span>). </text:p>
      <text:p text:style-name="P8">Possible implementation:</text:p>
      <text:p text:style-name="P8"/>
      <text:p text:style-name="P9"><draw:frame text:anchor-type="paragraph" draw:z-index="0" draw:name="Shape1" draw:style-name="gr1" draw:text-style-name="P28" svg:width="2.3087in" svg:height="1.1295in" svg:x="2.111in" svg:y="0.0917in"><draw:text-box><text:p text:style-name="P27"><text:span text:style-name="T15">struct</text:span><text:span text:style-name="T16"> Coordinates</text:span></text:p><text:p text:style-name="P27"><text:span text:style-name="T16">{</text:span></text:p><text:p text:style-name="P27"><text:span text:style-name="T16"><text:s text:c="2"/></text:span><text:span text:style-name="T15">int</text:span><text:span text:style-name="T16"> blx, bly, trx, try;</text:span></text:p><text:p text:style-name="P27"><text:span text:style-name="T16">};</text:span></text:p></draw:text-box></draw:frame></text:p>
      <text:p text:style-name="P9"><text:span text:style-name="T7">List</text:span><text:span text:style-name="T6">&lt;type&gt;</text:span> – it’s usual list which appears in most of programming languages. But it also can be usual dynamic array or some other similar data structure.</text:p>
      <text:p text:style-name="P9"/>
      <text:p text:style-name="P9"><text:span text:style-name="T7">Pair&lt;type1, type2&gt;</text:span> – it’s pair of values of two types, e.g. <text:span text:style-name="T9">std::</text:span>tuple in C++.</text:p>
      <text:p text:style-name="P10">It can be implemented in C like this:</text:p>
      <text:p text:style-name="P10"/>
      <text:p text:style-name="P11"><draw:frame text:anchor-type="paragraph" draw:z-index="1" draw:name="Shape1" draw:style-name="gr2" draw:text-style-name="P28" svg:width="2.3087in" svg:height="1.5386in" svg:x="2.111in" svg:y="0.0917in"><draw:text-box><text:p text:style-name="P27"><text:span text:style-name="T15">struct</text:span></text:p><text:p text:style-name="P27"><text:span text:style-name="T16"><text:s text:c="2"/></text:span><text:span text:style-name="T16">Pair_type1_type2</text:span></text:p><text:p text:style-name="P27"><text:span text:style-name="T16">{</text:span></text:p><text:p text:style-name="P27"><text:span text:style-name="T16"><text:s text:c="2"/></text:span><text:span text:style-name="T15">type1</text:span><text:span text:style-name="T16"> *t1;</text:span></text:p><text:p text:style-name="P27"><text:span text:style-name="T16"><text:s text:c="2"/></text:span><text:span text:style-name="T15">type2</text:span><text:span text:style-name="T16"> *t2;</text:span></text:p><text:p text:style-name="P27"><text:span text:style-name="T16">};</text:span></text:p></draw:text-box></draw:frame>Note that there is no template requirement by API, types required by API’s function can be hardcoded in structure.</text:p>
      <text:p text:style-name="P11"/>
      <text:p text:style-name="P11"><text:span text:style-name="T7">Image</text:span> – it’s language and framework dependent type which represents image which can be drawn by GUI of game. e.g. Image class in C# Windows Forms.</text:p>
      <text:p text:style-name="P26"><text:span text:style-name="T8">3</text:span>. <text:span text:style-name="T8">API functions</text:span></text:p>
      <text:p text:style-name="P23"/>
      <text:p text:style-name="P12"><text:span text:style-name="T10">void</text:span> nextFrame();</text:p>
      <text:p text:style-name="P12"/>
      <text:p text:style-name="P17">This function must cause matching of the next frame (next state) of the game. It is something like send synchronization impulse to the game’s object.</text:p>
      <text:p text:style-name="P17"/>
      <text:p text:style-name="P13"><text:span text:style-name="T10">List</text:span>&lt;<text:span text:style-name="T10">Coordinates</text:span>&gt; getAllUnitsCoordinates();</text:p>
      <text:p text:style-name="P13"/>
      <text:p text:style-name="P18">It must return list of coordinates of all items which user should know about in the current <text:span text:style-name="T12">game state</text:span>.</text:p>
      <text:p text:style-name="P18"/>
      <text:p text:style-name="P14"><text:span text:style-name="T10">List</text:span>&lt;<text:span text:style-name="T11">Pair</text:span>&lt;<text:span text:style-name="T10">Coordinates</text:span>, <text:span text:style-name="T10">Image</text:span>&gt;&gt; getAllUnitsCoordinatesImages();</text:p>
      <text:p text:style-name="P18"/>
      <text:p text:style-name="P19">It’s similar to <text:span text:style-name="T5">getAllUnitsCoordinates </text:span>function, but returns positions of game items to draw paired with images associated with each unit. It means pairs <text:span text:style-name="T13">of</text:span> position and size – image to draw at this position with this size.</text:p>
      <text:p text:style-name="P19"/>
      <text:p text:style-name="P24">bool <text:span text:style-name="T4">playerIsAlive();</text:span></text:p>
      <text:p text:style-name="P15"/>
      <text:p text:style-name="P20">Returns true if player is alive. If there are more than one player<text:span text:style-name="T14">s</text:span>, returns false if no one is alive.</text:p>
      <text:p text:style-name="P20"/>
      <text:p text:style-name="P16"><text:span text:style-name="T10">Coordinates</text:span> getPlayerPosition(<text:span text:style-name="T10">int</text:span> playerNumber = 0);</text:p>
      <text:p text:style-name="P20"/>
      <text:p text:style-name="P21">Returns position of the player. If there are more than one players, this function must have parameter with index of player asked for 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6666ff" fo:font-size="12pt" officeooo:rsid="0015eafa" officeooo:paragraph-rsid="0015eafa" style:font-size-asian="12pt" style:font-size-complex="12pt"/>
    </style:style>
    <style:style style:name="MP2" style:family="paragraph" style:parent-style-name="Footer">
      <style:paragraph-properties fo:text-align="end" style:justify-single-word="false"/>
    </style:style>
    <style:style style:name="MT1" style:family="text">
      <style:text-properties officeooo:rsid="001f458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0.06pt solid #000000" fo:padding="0.0201in" style:shadow="#808080 0.0701in 0.0701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GameAPI specification — abstract interface of synchronious frame based engine, <text:span text:style-name="MT1">year</text:span> <text:span text:style-name="MT1">2017</text:span></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17:18:09.516590134</meta:creation-date>
    <meta:generator>LibreOffice/5.2.5.1$Linux_X86_64 LibreOffice_project/20m0$Build-1</meta:generator>
    <dc:date>2017-06-14T16:42:14.668942926</dc:date>
    <meta:editing-duration>PT1H13M10S</meta:editing-duration>
    <meta:editing-cycles>23</meta:editing-cycles>
    <meta:document-statistic meta:table-count="0" meta:image-count="0" meta:object-count="0" meta:page-count="3" meta:paragraph-count="25" meta:word-count="386" meta:character-count="2423" meta:non-whitespace-character-count="2054"/>
  </office:meta>
</office:document-meta>
</file>